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margin-top="0cm" fo:margin-bottom="0.161cm" style:contextual-spacing="false" fo:line-height="100%"/>
    </style:style>
    <style:style style:name="P2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5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rsid="00068e1d" officeooo:paragraph-rsid="00068e1d"/>
    </style:style>
    <style:style style:name="P9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0" style:family="paragraph" style:parent-style-name="Standard">
      <style:paragraph-properties fo:margin-left="0.55cm" fo:margin-right="0cm" fo:line-height="100%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1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2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4b178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T1">Lfd. Nr. : </text:span><text:span text:style-name="T2">1</text:span></text:p>
            <text:p text:style-name="P5"><text:s/></text:p>
          </table:table-cell>
          <table:table-cell table:style-name="Tabelle1.B1" office:value-type="string">
            <text:p text:style-name="P7">Protokoll </text:p>
          </table:table-cell>
          <table:table-cell table:style-name="Tabelle1.A1" office:value-type="string">
            <text:p text:style-name="P2"><text:span text:style-name="T3">Bemerkungen:</text:span><text:span text:style-name="T1"> </text:span></text:p>
          </table:table-cell>
        </table:table-row>
      </table:table>
      <text:p text:style-name="P9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1">Arbeitsgruppe: </text:p>
            <text:p text:style-name="P12"><text:s/></text:p>
            <text:p text:style-name="P11"><text:s/></text:p>
            <text:p text:style-name="P5">Gruppenthema: </text:p>
          </table:table-cell>
          <table:table-cell table:style-name="Tabelle2.A1" office:value-type="string">
            <text:p text:style-name="P4">Tarek, Sören, Tobias, Theis, Garrit </text:p>
            <text:p text:style-name="P4"/>
            <text:p text:style-name="P4"/>
            <text:p text:style-name="P3">µC über Internet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2">
          <table:table-cell table:style-name="Tabelle2.A1" office:value-type="string">
            <text:p text:style-name="P12">Zeit / Ort: <text:s/></text:p>
            <text:p text:style-name="P11"><text:s/></text:p>
            <text:p text:style-name="P5">Anwesende: <text:s/></text:p>
          </table:table-cell>
          <table:table-cell table:style-name="Tabelle2.A1" office:value-type="string">
            <text:p text:style-name="P12"><text:s/>09:15 Oldenburg (im BZTG)</text:p>
            <text:p text:style-name="P5"><text:s/></text:p>
            <text:p text:style-name="P5">Tarek, Sören, Tobias, Garrit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3">
          <table:table-cell table:style-name="Tabelle2.A1" office:value-type="string">
            <text:p text:style-name="P4">Ziel(e) der Sitzung? </text:p>
          </table:table-cell>
          <table:table-cell table:style-name="Tabelle2.A1" office:value-type="string">
            <text:p text:style-name="P3">Findung vom Projekt</text:p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2">
          <table:table-cell table:style-name="Tabelle2.A1" office:value-type="string">
            <text:p text:style-name="P4">1. Verlauf </text:p>
          </table:table-cell>
          <table:table-cell table:style-name="Tabelle2.A1" office:value-type="string">
            <text:p text:style-name="P3">Besprechung <text:s/>der Möglichkeiten, Ideen sammeln, </text:p>
            <text:p text:style-name="P3"/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5">
          <table:table-cell table:style-name="Tabelle2.A1" office:value-type="string">
            <text:p text:style-name="P4">2. Ergebnisse </text:p>
          </table:table-cell>
          <table:table-cell table:style-name="Tabelle2.A1" office:value-type="string">
            <text:p text:style-name="P8">Folgende Projekt Möglichkeiten:</text:p>
            <text:p text:style-name="P8">µC Ethernet Steuerung, Freifunk 2.0, µC über C# steuern, 3D Drucker/ Scanner </text:p>
            <text:p text:style-name="P8"/>
          </table:table-cell>
          <table:table-cell table:style-name="Tabelle2.A1" office:value-type="string">
            <text:p text:style-name="P4"><text:s/></text:p>
          </table:table-cell>
        </table:table-row>
        <table:table-row table:style-name="Tabelle2.6">
          <table:table-cell table:style-name="Tabelle2.A1" office:value-type="string">
            <text:p text:style-name="P4">3. Weiterarbeit </text:p>
          </table:table-cell>
          <table:table-cell table:style-name="Tabelle2.A1" office:value-type="string">
            <text:p text:style-name="P8">Information sammeln, Ordnerstrukturen erstellen</text:p>
          </table:table-cell>
          <table:table-cell table:style-name="Tabelle2.A1" office:value-type="string">
            <text:p text:style-name="P4"><text:s/></text:p>
          </table:table-cell>
        </table:table-row>
      </table:table>
      <text:p text:style-name="P13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2">Oldenburg, den </text:p>
            <text:p text:style-name="P5">13.01.2014</text:p>
          </table:table-cell>
          <table:table-cell table:style-name="Tabelle3.A1" office:value-type="string">
            <text:p text:style-name="P4">Garrit Garre <text:s text:c="6"/></text:p>
          </table:table-cell>
          <table:table-cell table:style-name="Tabelle3.A1" office:value-type="string">
            <text:p text:style-name="P4"><text:s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7</meta:editing-cycles>
    <meta:creation-date>2014-01-13T07:53:00</meta:creation-date>
    <dc:date>2014-03-11T19:20:16.736232095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8" meta:word-count="69" meta:character-count="538" meta:non-whitespace-character-count="4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